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6.15cm" fo:min-width="18.5cm"/>
    </style:style>
    <style:style style:name="gr2" style:family="graphic" style:parent-style-name="standard">
      <style:graphic-properties draw:fill="solid" draw:fill-color="#00ccff" draw:textarea-horizontal-align="justify" draw:textarea-vertical-align="middle" draw:auto-grow-height="false" fo:min-height="3.55cm" fo:min-width="9.4cm"/>
    </style:style>
    <style:style style:name="gr3" style:family="graphic" style:parent-style-name="standard">
      <style:graphic-properties draw:fill="solid" draw:fill-color="#00ccff" draw:textarea-horizontal-align="justify" draw:textarea-vertical-align="middle" draw:auto-grow-height="false" fo:min-height="5.35cm" fo:min-width="5.1cm"/>
    </style:style>
    <style:style style:name="gr4" style:family="graphic" style:parent-style-name="standard">
      <style:graphic-properties draw:fill="solid" draw:fill-color="#66ffff" draw:textarea-horizontal-align="justify" draw:textarea-vertical-align="middle" draw:auto-grow-height="false" fo:min-height="2.006cm" fo:min-width="18.256cm"/>
    </style:style>
    <style:style style:name="gr5" style:family="graphic" style:parent-style-name="standard">
      <style:graphic-properties draw:fill="solid" draw:fill-color="#00ccff" draw:textarea-horizontal-align="justify" draw:textarea-vertical-align="middle" draw:auto-grow-height="false" fo:min-height="5.05cm" fo:min-width="6.4cm"/>
    </style:style>
    <style:style style:name="gr6" style:family="graphic" style:parent-style-name="standard">
      <style:graphic-properties draw:fill="solid" draw:fill-color="#00ccff" draw:textarea-horizontal-align="justify" draw:textarea-vertical-align="middle" draw:auto-grow-height="false" fo:min-height="3.35cm" fo:min-width="8.4cm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 fo:min-height="2.113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2.114cm" fo:min-width="0cm"/>
    </style:style>
    <style:style style:name="gr9" style:family="graphic" style:parent-style-name="standard">
      <style:graphic-properties draw:fill="solid" draw:fill-color="#00ccff" draw:textarea-horizontal-align="justify" draw:textarea-vertical-align="middle" draw:auto-grow-height="false" fo:min-height="1.05cm" fo:min-width="16.6cm"/>
    </style:style>
    <style:style style:name="gr10" style:family="graphic" style:parent-style-name="standard">
      <style:graphic-properties draw:textarea-horizontal-align="justify" draw:textarea-vertical-align="middle" draw:auto-grow-height="false" fo:min-height="2.35cm" fo:min-width="5.3cm"/>
    </style:style>
    <style:style style:name="gr11" style:family="graphic" style:parent-style-name="standard">
      <style:graphic-properties draw:textarea-horizontal-align="justify" draw:textarea-vertical-align="middle" draw:auto-grow-height="false" fo:min-height="2.45cm" fo:min-width="5.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45cm" fo:min-width="6.2cm"/>
    </style:style>
    <style:style style:name="gr14" style:family="graphic" style:parent-style-name="standard">
      <style:graphic-properties draw:textarea-horizontal-align="justify" draw:textarea-vertical-align="middle" draw:auto-grow-height="false" fo:min-height="2.45cm" fo:min-width="4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9cm" svg:height="16.4cm" svg:x="1cm" svg:y="11.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Система управления проектами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cm" svg:height="3.8cm" svg:x="2.3cm" svg:y="12.7cm">
          <text:p text:style-name="P1">Подситсема </text:p>
          <text:p text:style-name="P1">пользовательских </text:p>
          <text:p text:style-name="P1">Историй</text:p>
          <text:p text:style-name="P1">(CRUD операции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6cm" svg:height="5.6cm" svg:x="12.9cm" svg:y="12.7cm">
          <text:p text:style-name="P1">Подсистема</text:p>
          <text:p text:style-name="P1">Управления</text:p>
          <text:p text:style-name="P1">Пользователями</text:p>
          <text:p text:style-name="P1">(пользователи,</text:p>
          <text:p text:style-name="P1">Роли,</text:p>
          <text:p text:style-name="P1">политики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cm" svg:height="2.5cm" svg:x="1cm" svg:y="6.2cm">
          <text:p text:style-name="P1">Клиен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9cm" svg:height="5.3cm" svg:x="2.3cm" svg:y="17cm">
          <text:p text:style-name="P1">Подсистема </text:p>
          <text:p text:style-name="P1">управления </text:p>
          <text:p text:style-name="P1">Отчетами</text:p>
          <text:p text:style-name="P1">(формирование,</text:p>
          <text:p text:style-name="P1">визуализация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9cm" svg:height="3.6cm" svg:x="9.6cm" svg:y="18.7cm">
          <text:p text:style-name="P1">Подсистема управления </text:p>
          <text:p text:style-name="P1">Процессом <text:s/>разработки</text:p>
          <text:p text:style-name="P1">(Канбан, </text:p>
          <text:p text:style-name="P1">создание и управление </text:p>
          <text:p text:style-name="P1">стадиями)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2.7cm" svg:x="3.1cm" svg:y="8.7cm">
          <text:p text:style-name="P2"><text:span text:style-name="T1">Создание </text:span></text:p>
          <text:p text:style-name="P2"><text:span text:style-name="T1">пользователей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0.5cm" svg:height="2.7cm" svg:x="7cm" svg:y="8.6cm">
          <text:p text:style-name="P2"><text:span text:style-name="T1">Визуализация </text:span></text:p>
          <text:p text:style-name="P2"><text:span text:style-name="T1">отчетов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7cm" svg:height="2.7cm" svg:x="11.3cm" svg:y="8.8cm">
          <text:p text:style-name="P2"><text:span text:style-name="T1">Создание и управление</text:span></text:p>
          <text:p text:style-name="P2"><text:span text:style-name="T1">Пользовательскими</text:span></text:p>
          <text:p text:style-name="P2"><text:span text:style-name="T1"><text:s/></text:span><text:span text:style-name="T1">исторями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7cm" svg:height="2.7cm" svg:x="17.2cm" svg:y="8.7cm">
          <text:p text:style-name="P2"><text:span text:style-name="T1">Управление </text:span></text:p>
          <text:p text:style-name="P2"><text:span text:style-name="T1">процессом разработки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17.1cm" svg:height="1.3cm" svg:x="1.9cm" svg:y="22.8cm">
          <text:p text:style-name="P1"/>
          <text:p text:style-name="P1">Подсистема управления бэклогами</text:p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7.1cm" svg:height="1.3cm" svg:x="2cm" svg:y="24.4cm">
          <text:p text:style-name="P1"/>
          <text:p text:style-name="P1">Подсистема управления спринтами</text:p>
          <text:p text:style-name="P1"/>
          <draw:enhanced-geometry svg:viewBox="0 0 21600 21600" draw:type="rectangle" draw:enhanced-path="M 0 0 L 21600 0 21600 21600 0 21600 0 0 Z N"/>
        </draw:custom-shape>
      </draw:page>
      <draw:page draw:name="Контур управления подсистемы пользовательских историй" draw:style-name="dp1" draw:master-page-name="Обычный">
        <draw:custom-shape draw:style-name="gr10" draw:text-style-name="P1" xml:id="id1" draw:id="id1" draw:layer="layout" svg:width="5.8cm" svg:height="2.6cm" svg:x="2.1cm" svg:y="2.8cm">
          <text:p text:style-name="P1">Создание </text:p>
          <text:p text:style-name="P1">пользовательской </text:p>
          <text:p text:style-name="P1">истории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layout" svg:width="5.8cm" svg:height="2.6cm" svg:x="11.7cm" svg:y="6.5cm">
          <text:p text:style-name="P1">Оценка важности</text:p>
          <draw:enhanced-geometry svg:viewBox="0 0 21600 21600" draw:type="rectangle" draw:enhanced-path="M 0 0 L 21600 0 21600 21600 0 21600 0 0 Z N"/>
        </draw:custom-shape>
        <draw:custom-shape draw:style-name="gr11" draw:text-style-name="P1" xml:id="id4" draw:id="id4" draw:layer="layout" svg:width="6.3cm" svg:height="2.7cm" svg:x="2.812cm" svg:y="6.441cm">
          <text:p text:style-name="P1">Оценка трудозатрат</text:p>
          <draw:enhanced-geometry svg:viewBox="0 0 21600 21600" draw:type="rectangle" draw:enhanced-path="M 0 0 L 21600 0 21600 21600 0 21600 0 0 Z N"/>
        </draw:custom-shape>
        <draw:custom-shape draw:style-name="gr11" draw:text-style-name="P1" xml:id="id2" draw:id="id2" draw:layer="layout" svg:width="6.3cm" svg:height="2.7cm" svg:x="11.4cm" svg:y="2.8cm">
          <text:p text:style-name="P1">Добавление в </text:p>
          <text:p text:style-name="P1">бэклог проекта</text:p>
          <draw:enhanced-geometry svg:viewBox="0 0 21600 21600" draw:type="rectangle" draw:enhanced-path="M 0 0 L 21600 0 21600 21600 0 21600 0 0 Z N"/>
        </draw:custom-shape>
        <draw:custom-shape draw:style-name="gr11" draw:text-style-name="P1" xml:id="id5" draw:id="id5" draw:layer="layout" svg:width="6.3cm" svg:height="2.7cm" svg:x="2.7cm" svg:y="14.5cm">
          <text:p text:style-name="P1">Добавление в </text:p>
          <text:p text:style-name="P1">бэклог спринта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s" svg:x1="7.9cm" svg:y1="4.1cm" svg:x2="11.4cm" svg:y2="4.15cm" draw:start-shape="id1" draw:start-glue-point="1" draw:end-shape="id2" draw:end-glue-point="3" svg:d="M7900 4100h501l2498 50h501" svg:viewBox="0 0 3501 51">
          <text:p/>
        </draw:connector>
        <draw:connector draw:style-name="gr12" draw:text-style-name="P1" draw:layer="layout" draw:type="lines" draw:line-skew="0cm 0.199cm" svg:x1="17.7cm" svg:y1="4.15cm" svg:x2="17.5cm" svg:y2="7.8cm" draw:start-shape="id2" draw:start-glue-point="1" draw:end-shape="id3" svg:d="M17700 4150h501l-1 3650h-700" svg:viewBox="0 0 702 3651">
          <text:p/>
        </draw:connector>
        <draw:connector draw:style-name="gr12" draw:text-style-name="P1" draw:layer="layout" draw:type="lines" svg:x1="11.7cm" svg:y1="7.8cm" svg:x2="9.112cm" svg:y2="7.791cm" draw:start-shape="id3" draw:start-glue-point="3" draw:end-shape="id4" draw:end-glue-point="1" svg:d="M11700 7800h-501l-1586-9h-501" svg:viewBox="0 0 2589 10">
          <text:p/>
        </draw:connector>
        <draw:custom-shape draw:style-name="gr13" draw:text-style-name="P1" xml:id="id6" draw:id="id6" draw:layer="layout" svg:width="6.7cm" svg:height="2.7cm" svg:x="2.6cm" svg:y="11cm">
          <text:p text:style-name="P1">Отложить до </text:p>
          <text:p text:style-name="P1">следующего спринта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s" draw:line-skew="-0.811cm -0.799cm" svg:x1="2.812cm" svg:y1="7.791cm" svg:x2="2.7cm" svg:y2="15.85cm" draw:start-shape="id4" draw:start-glue-point="3" draw:end-shape="id5" svg:d="M2812 7791h-1312l-100 8059h1300" svg:viewBox="0 0 1413 8060">
          <text:p/>
        </draw:connector>
        <draw:connector draw:style-name="gr12" draw:text-style-name="P1" draw:layer="layout" draw:type="lines" draw:line-skew="-0.211cm" svg:x1="2.812cm" svg:y1="7.791cm" svg:x2="2.6cm" svg:y2="12.35cm" draw:start-shape="id4" draw:start-glue-point="3" draw:end-shape="id6" svg:d="M2812 7791h-712l-1 4559h501" svg:viewBox="0 0 714 4560">
          <text:p/>
        </draw:connector>
        <draw:custom-shape draw:style-name="gr14" draw:text-style-name="P1" xml:id="id7" draw:id="id7" draw:layer="layout" svg:width="4.8cm" svg:height="2.7cm" svg:x="11.4cm" svg:y="11cm">
          <text:p text:style-name="P1">Оценка </text:p>
          <text:p text:style-name="P1">актуальности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s" svg:x1="9.3cm" svg:y1="12.35cm" svg:x2="11.4cm" svg:y2="12.35cm" draw:start-shape="id6" draw:start-glue-point="1" draw:end-shape="id7" svg:d="M9300 12350h501 1098 501" svg:viewBox="0 0 2101 1">
          <text:p/>
        </draw:connector>
        <draw:custom-shape draw:style-name="gr14" draw:text-style-name="P1" xml:id="id8" draw:id="id8" draw:layer="layout" svg:width="4.8cm" svg:height="2.7cm" svg:x="14.9cm" svg:y="15.3cm">
          <text:p text:style-name="P1">Удаление </text:p>
          <text:p text:style-name="P1">истории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s" draw:line-skew="1.099cm" svg:x1="16.2cm" svg:y1="12.35cm" svg:x2="17.3cm" svg:y2="15.3cm" draw:start-shape="id7" draw:start-glue-point="1" draw:end-shape="id8" draw:end-glue-point="0" svg:d="M16200 12350h1600l-500 2449v501" svg:viewBox="0 0 1601 2951">
          <text:p/>
        </draw:connector>
        <draw:connector draw:style-name="gr12" draw:text-style-name="P1" draw:layer="layout" draw:type="lines" draw:line-skew="2.299cm 0.499cm" svg:x1="16.2cm" svg:y1="12.35cm" svg:x2="17.5cm" svg:y2="7.8cm" draw:start-shape="id7" draw:start-glue-point="1" draw:end-shape="id3" draw:end-glue-point="1" svg:d="M16200 12350h2800l-500-4550h-1000" svg:viewBox="0 0 2801 4551">
          <text:p/>
        </draw:connector>
        <draw:custom-shape draw:style-name="gr11" draw:text-style-name="P1" xml:id="id9" draw:id="id9" draw:layer="layout" svg:width="6.3cm" svg:height="2.7cm" svg:x="2.8cm" svg:y="19.1cm">
          <text:p text:style-name="P1">История закрыта? 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s" svg:x1="5.85cm" svg:y1="17.2cm" svg:x2="5.95cm" svg:y2="19.1cm" draw:start-shape="id5" draw:start-glue-point="2" draw:end-shape="id9" draw:end-glue-point="0" svg:d="M5850 17200v501l100 898v501" svg:viewBox="0 0 101 1901">
          <text:p/>
        </draw:connector>
        <draw:connector draw:style-name="gr12" draw:text-style-name="P1" draw:layer="layout" draw:type="lines" svg:x1="9.1cm" svg:y1="20.45cm" svg:x2="14.9cm" svg:y2="16.65cm" draw:start-shape="id9" draw:start-glue-point="1" draw:end-shape="id8" svg:d="M9100 20450h501l4798-3800h501" svg:viewBox="0 0 5801 3801">
          <text:p/>
        </draw:connector>
        <draw:connector draw:style-name="gr12" draw:text-style-name="P1" draw:layer="layout" draw:type="lines" svg:x1="9.1cm" svg:y1="20.45cm" svg:x2="11.4cm" svg:y2="4.15cm" draw:start-shape="id9" draw:start-glue-point="1" draw:end-shape="id2" draw:end-glue-point="3" svg:d="M9100 20450h501l1298-16300h501" svg:viewBox="0 0 2301 16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2T09:10:44.319693163</meta:creation-date>
    <dc:date>2015-03-02T10:13:06.976700260</dc:date>
    <meta:editing-duration>PT16M52S</meta:editing-duration>
    <meta:editing-cycles>2</meta:editing-cycles>
    <meta:generator>LibreOffice/4.3.3.2$Linux_X86_64 LibreOffice_project/430m0$Build-2</meta:generator>
    <meta:document-statistic meta:object-count="32"/>
  </office:meta>
</office:document-meta>
</file>